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1. Turn on Midges,make sure all of them blinked orange couple times. This means that they’re turned on and now on stand-by</text:p>
      <text:p text:style-name="Standard">2. make sure you’re using py27 as conda environment</text:p>
      <text:p text:style-name="Standard">3. run hub_V1.py</text:p>
      <text:p text:style-name="Standard">4. type “start” to start data<text:s/>collection on all midges</text:p>
      <text:p text:style-name="Standard">5. all midges should have a solid orange light when they’re recording</text:p>
      <text:p text:style-name="Standard"/>
      <text:p text:style-name="Standard">During data collection:</text:p>
      <text:p text:style-name="Standard">1. say verbally “experiment # start”</text:p>
      <text:p text:style-name="Standard">2. play the audiovisual events</text:p>
      <text:p text:style-name="Standard">3. say verbally “experiment # end”</text:p>
      <text:p text:style-name="Standard">4. In case of multiple takes,<text:s/>might<text:s/>need to stop recording on midges and start again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ephanie Tan - EWI</dc:creator>
    <meta:creation-date>2020-04-22T14:00:00Z</meta:creation-date>
    <dc:date>2021-11-16T09:19:00Z</dc:date>
    <meta:template xlink:href="Normal.dotm" xlink:type="simple"/>
    <meta:editing-cycles>3</meta:editing-cycles>
    <meta:editing-duration>PT780S</meta:editing-duration>
    <meta:document-statistic meta:page-count="1" meta:paragraph-count="1" meta:word-count="79" meta:character-count="531" meta:row-count="3" meta:non-whitespace-character-count="453"/>
  </office:meta>
</office:document-meta>
</file>